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enQuanYi Zen Hei Sharp" svg:font-family="'WenQuanYi Zen Hei Sharp'"/>
    <style:font-face style:name="serif" svg:font-family="serif"/>
    <style:font-face style:name="Liberation Serif1" svg:font-family="'Liberation Serif'" style:font-family-generic="roman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style:font-name="serif" fo:font-size="12pt" officeooo:paragraph-rsid="00160b09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serif" fo:font-size="12pt" officeooo:paragraph-rsid="00188ed8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serif" fo:font-size="12pt" officeooo:paragraph-rsid="0019dad1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serif" fo:font-size="12pt" officeooo:paragraph-rsid="001b1594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16690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1f619"/>
    </style:style>
    <style:style style:name="P7" style:family="paragraph" style:parent-style-name="Standard">
      <style:paragraph-properties fo:text-align="start" style:justify-single-word="false"/>
      <style:text-properties officeooo:paragraph-rsid="0011f619"/>
    </style:style>
    <style:style style:name="P8" style:family="paragraph" style:parent-style-name="Standard">
      <style:paragraph-properties fo:text-align="start" style:justify-single-word="false"/>
      <style:text-properties officeooo:paragraph-rsid="0012966d"/>
    </style:style>
    <style:style style:name="P9" style:family="paragraph" style:parent-style-name="Standard">
      <style:paragraph-properties fo:text-align="start" style:justify-single-word="false"/>
      <style:text-properties officeooo:paragraph-rsid="001423fe"/>
    </style:style>
    <style:style style:name="P10" style:family="paragraph" style:parent-style-name="Standard">
      <style:paragraph-properties fo:text-align="start" style:justify-single-word="false"/>
      <style:text-properties officeooo:paragraph-rsid="00159728"/>
    </style:style>
    <style:style style:name="P11" style:family="paragraph" style:parent-style-name="Standard">
      <style:paragraph-properties fo:text-align="start" style:justify-single-word="false"/>
      <style:text-properties officeooo:paragraph-rsid="00160b09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160b09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c0d1a"/>
    </style:style>
    <style:style style:name="P14" style:family="paragraph" style:parent-style-name="Standard">
      <style:paragraph-properties fo:text-align="center" style:justify-single-word="false"/>
      <style:text-properties style:font-name="Serif" fo:font-size="15pt" fo:language="el" fo:country="GR" style:text-underline-style="solid" style:text-underline-width="auto" style:text-underline-color="font-color" fo:font-weight="bold" officeooo:rsid="000f66e7" officeooo:paragraph-rsid="000f66e7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solid" style:text-underline-width="auto" style:text-underline-color="font-color" fo:font-weight="bold" officeooo:rsid="000f66e7" officeooo:paragraph-rsid="000f66e7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solid" style:text-underline-width="auto" style:text-underline-color="font-color" fo:font-weight="bold" officeooo:rsid="000f6783" officeooo:paragraph-rsid="000f6783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Serif" fo:font-size="15pt" fo:language="el" fo:country="GR" style:text-underline-style="none" fo:font-weight="bold" officeooo:rsid="000f66e7" officeooo:paragraph-rsid="000f66e7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Serif" fo:font-size="15pt" fo:language="el" fo:country="GR" style:text-underline-style="none" fo:font-weight="normal" officeooo:rsid="000f66e7" officeooo:paragraph-rsid="000f66e7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Serif" fo:font-size="15pt" officeooo:paragraph-rsid="000f6783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style:font-name="Serif" fo:font-size="15pt" officeooo:paragraph-rsid="000f6783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Serif" fo:font-size="15pt" officeooo:rsid="000fd23d" officeooo:paragraph-rsid="000fd23d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style:font-name="Serif" fo:font-size="15pt" style:text-underline-style="solid" style:text-underline-width="auto" style:text-underline-color="font-color" fo:font-weight="bold" officeooo:rsid="000fd23d" officeooo:paragraph-rsid="000fd23d" style:font-size-asian="15pt" style:font-weight-asian="bold" style:font-size-complex="15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Serif" fo:font-size="15pt" style:text-underline-style="solid" style:text-underline-width="auto" style:text-underline-color="font-color" fo:font-weight="bold" officeooo:rsid="000fd23d" officeooo:paragraph-rsid="000fd23d" style:font-size-asian="15pt" style:font-weight-asian="bold" style:font-size-complex="15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Serif" officeooo:paragraph-rsid="00116690"/>
    </style:style>
    <style:style style:name="P25" style:family="paragraph" style:parent-style-name="Standard">
      <style:paragraph-properties fo:text-align="start" style:justify-single-word="false"/>
      <style:text-properties officeooo:rsid="00159728" officeooo:paragraph-rsid="00159728"/>
    </style:style>
    <style:style style:name="P26" style:family="paragraph" style:parent-style-name="Standard">
      <style:paragraph-properties fo:text-align="start" style:justify-single-word="false"/>
      <style:text-properties officeooo:rsid="00159728" officeooo:paragraph-rsid="00160b09"/>
    </style:style>
    <style:style style:name="P27" style:family="paragraph" style:parent-style-name="Standard">
      <style:paragraph-properties fo:text-align="start" style:justify-single-word="false"/>
      <style:text-properties officeooo:rsid="00160b09" officeooo:paragraph-rsid="00160b09"/>
    </style:style>
    <style:style style:name="T1" style:family="text">
      <style:text-properties fo:language="el" fo:country="GR"/>
    </style:style>
    <style:style style:name="T2" style:family="text">
      <style:text-properties fo:language="el" fo:country="GR" style:text-underline-style="none" fo:font-weight="bold" officeooo:rsid="000f6783" style:font-weight-asian="bold" style:font-weight-complex="bold"/>
    </style:style>
    <style:style style:name="T3" style:family="text">
      <style:text-properties fo:language="el" fo:country="GR" style:text-underline-style="none" fo:font-weight="bold" officeooo:rsid="000fd23d" style:font-weight-asian="bold" style:font-weight-complex="bold"/>
    </style:style>
    <style:style style:name="T4" style:family="text">
      <style:text-properties fo:language="el" fo:country="GR" style:text-underline-style="none" fo:font-weight="normal" style:font-weight-asian="normal" style:font-weight-complex="normal"/>
    </style:style>
    <style:style style:name="T5" style:family="text">
      <style:text-properties fo:language="el" fo:country="GR" style:text-underline-style="none" fo:font-weight="normal" officeooo:rsid="000fd23d" style:font-weight-asian="normal" style:font-weight-complex="normal"/>
    </style:style>
    <style:style style:name="T6" style:family="text">
      <style:text-properties fo:language="el" fo:country="G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WenQuanYi Zen Hei Sharp" fo:font-size="15pt" fo:language="el" fo:country="GR" style:text-underline-style="none" fo:font-weight="normal" officeooo:rsid="00116690" style:font-size-asian="15pt" style:font-weight-asian="normal" style:font-size-complex="15pt" style:font-weight-complex="normal"/>
    </style:style>
    <style:style style:name="T10" style:family="text">
      <style:text-properties style:font-name="WenQuanYi Zen Hei Sharp" fo:font-size="15pt" fo:language="el" fo:country="GR" style:text-underline-style="none" fo:font-weight="normal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1" style:family="text">
      <style:text-properties style:font-name="WenQuanYi Zen Hei Sharp" fo:font-size="15pt" fo:language="el" fo:country="GR" style:text-underline-style="none" fo:font-weight="normal" officeooo:rsid="00116690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2" style:family="text">
      <style:text-properties style:font-name="WenQuanYi Zen Hei Sharp" fo:font-size="15pt" fo:language="el" fo:country="GR" style:text-underline-style="none" fo:font-weight="normal" officeooo:rsid="001423fe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3" style:family="text">
      <style:text-properties style:font-name="WenQuanYi Zen Hei Sharp" fo:font-size="15pt" fo:language="el" fo:country="GR" style:text-underline-style="none" fo:font-weight="normal" officeooo:rsid="000fd23d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4" style:family="text">
      <style:text-properties style:font-name="WenQuanYi Zen Hei Sharp" fo:font-size="15pt" fo:language="el" fo:country="GR" style:text-underline-style="none" fo:font-weight="normal" officeooo:rsid="00162372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5" style:family="text">
      <style:text-properties style:font-name="WenQuanYi Zen Hei Sharp" fo:font-size="15pt" fo:language="el" fo:country="GR" style:text-underline-style="none" fo:font-weight="normal" officeooo:rsid="00172cca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6" style:family="text">
      <style:text-properties style:font-name="WenQuanYi Zen Hei Sharp" fo:font-size="15pt" fo:language="el" fo:country="GR" style:text-underline-style="none" fo:font-weight="normal" officeooo:rsid="00188ed8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7" style:family="text">
      <style:text-properties style:font-name="WenQuanYi Zen Hei Sharp" fo:font-size="15pt" fo:language="el" fo:country="GR" style:text-underline-style="none" fo:font-weight="normal" officeooo:rsid="0018ce0b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8" style:family="text">
      <style:text-properties style:font-name="WenQuanYi Zen Hei Sharp" fo:font-size="15pt" fo:language="el" fo:country="GR" style:text-underline-style="none" fo:font-weight="normal" officeooo:rsid="001b1594" style:font-name-asian="WenQuanYi Zen Hei Sharp" style:font-size-asian="15pt" style:font-weight-asian="normal" style:font-name-complex="WenQuanYi Zen Hei Sharp" style:font-size-complex="15pt" style:font-weight-complex="normal"/>
    </style:style>
    <style:style style:name="T19" style:family="text">
      <style:text-properties style:font-name="WenQuanYi Zen Hei Sharp" fo:font-size="15pt" fo:language="el" fo:country="GR" style:text-underline-style="none" fo:font-weight="normal" officeooo:rsid="001c0d1a" style:font-name-asian="WenQuanYi Zen Hei Sharp" style:font-size-asian="15pt" style:font-weight-asian="normal" style:font-name-complex="WenQuanYi Zen Hei Sharp" style:font-size-complex="15pt" style:font-weight-complex="normal"/>
    </style:style>
    <style:style style:name="T20" style:family="text">
      <style:text-properties style:font-name="WenQuanYi Zen Hei Sharp" fo:font-size="15pt" fo:language="el" fo:country="GR" style:text-underline-style="none" fo:font-weight="normal" officeooo:rsid="00116690" style:font-name-asian="Liberation Serif1" style:font-size-asian="15pt" style:font-weight-asian="normal" style:font-name-complex="Liberation Serif1" style:font-size-complex="15pt" style:font-weight-complex="normal"/>
    </style:style>
    <style:style style:name="T21" style:family="text">
      <style:text-properties style:font-name="Liberation Serif1" fo:font-size="15pt" fo:language="el" fo:country="GR" style:text-underline-style="none" fo:font-weight="normal" officeooo:rsid="00116690" style:font-name-asian="Liberation Serif1" style:font-size-asian="15pt" style:font-weight-asian="normal" style:font-name-complex="Liberation Serif1" style:font-size-complex="15pt" style:font-weight-complex="normal"/>
    </style:style>
    <style:style style:name="T22" style:family="text">
      <style:text-properties style:font-name="Liberation Serif1" fo:font-size="15pt" fo:language="el" fo:country="GR" style:text-underline-style="none" fo:font-weight="bold" officeooo:rsid="00116690" style:font-name-asian="Liberation Serif1" style:font-size-asian="15pt" style:font-weight-asian="bold" style:font-name-complex="Liberation Serif1" style:font-size-complex="15pt" style:font-weight-complex="bold"/>
    </style:style>
    <style:style style:name="T23" style:family="text">
      <style:text-properties fo:font-size="15pt" fo:language="el" fo:country="GR" style:text-underline-style="none" fo:font-weight="normal" officeooo:rsid="000fd23d" style:font-size-asian="15pt" style:font-weight-asian="normal" style:font-size-complex="15pt" style:font-weight-complex="normal"/>
    </style:style>
    <style:style style:name="T24" style:family="text">
      <style:text-properties fo:font-size="15pt" fo:language="el" fo:country="GR" style:text-underline-style="none" fo:font-weight="normal" officeooo:rsid="000fd23d" style:font-name-asian="Liberation Serif1" style:font-size-asian="15pt" style:font-weight-asian="normal" style:font-name-complex="Liberation Serif1" style:font-size-complex="15pt" style:font-weight-complex="normal"/>
    </style:style>
    <style:style style:name="T25" style:family="text">
      <style:text-properties fo:font-size="15pt" fo:language="el" fo:country="GR" style:text-underline-style="none" fo:font-weight="normal" officeooo:rsid="00116690" style:font-name-asian="Liberation Serif1" style:font-size-asian="15pt" style:font-weight-asian="normal" style:font-name-complex="Liberation Serif1" style:font-size-complex="15pt" style:font-weight-complex="normal"/>
    </style:style>
    <style:style style:name="T26" style:family="text">
      <style:text-properties fo:font-size="15pt" fo:language="el" fo:country="GR" style:text-underline-style="none" fo:font-weight="bold" officeooo:rsid="000fd23d" style:font-size-asian="15pt" style:font-weight-asian="bold" style:font-size-complex="15pt" style:font-weight-complex="bold"/>
    </style:style>
    <style:style style:name="T27" style:family="text">
      <style:text-properties fo:font-size="15pt" fo:language="el" fo:country="GR" style:text-underline-style="none" fo:font-weight="bold" officeooo:rsid="000fd23d" style:font-name-asian="Liberation Serif1" style:font-size-asian="15pt" style:font-weight-asian="bold" style:font-name-complex="Liberation Serif1" style:font-size-complex="15pt" style:font-weight-complex="bold"/>
    </style:style>
    <style:style style:name="T28" style:family="text">
      <style:text-properties fo:font-size="15pt" fo:language="el" fo:country="GR" style:text-underline-style="none" fo:font-weight="bold" officeooo:rsid="00116690" style:font-name-asian="Liberation Serif1" style:font-size-asian="15pt" style:font-weight-asian="bold" style:font-name-complex="Liberation Serif1" style:font-size-complex="15pt" style:font-weight-complex="bold"/>
    </style:style>
    <style:style style:name="T29" style:family="text">
      <style:text-properties style:font-name="Serif" fo:font-size="15pt" fo:language="el" fo:country="GR" style:text-underline-style="none" fo:font-weight="normal" style:font-name-asian="Liberation Serif1" style:font-size-asian="15pt" style:font-weight-asian="normal" style:font-name-complex="Liberation Serif1" style:font-size-complex="15pt" style:font-weight-complex="normal"/>
    </style:style>
    <style:style style:name="T30" style:family="text">
      <style:text-properties style:font-name="Serif" fo:font-size="15pt" fo:language="el" fo:country="GR" style:text-underline-style="none" fo:font-weight="normal" officeooo:rsid="00116690" style:font-name-asian="Liberation Serif1" style:font-size-asian="15pt" style:font-weight-asian="normal" style:font-name-complex="Liberation Serif1" style:font-size-complex="15pt" style:font-weight-complex="normal"/>
    </style:style>
    <style:style style:name="T31" style:family="text">
      <style:text-properties style:font-name="Serif" fo:font-size="15pt" fo:language="el" fo:country="GR" style:text-underline-style="none" fo:font-weight="normal" officeooo:rsid="000fd23d" style:font-name-asian="Liberation Serif1" style:font-size-asian="15pt" style:font-weight-asian="normal" style:font-name-complex="Liberation Serif1" style:font-size-complex="15pt" style:font-weight-complex="normal"/>
    </style:style>
    <style:style style:name="T32" style:family="text">
      <style:text-properties style:font-name="Serif" fo:font-size="15pt" fo:language="el" fo:country="GR" style:text-underline-style="none" fo:font-weight="normal" officeooo:rsid="0012966d" style:font-name-asian="Liberation Serif1" style:font-size-asian="15pt" style:font-weight-asian="normal" style:font-name-complex="Liberation Serif1" style:font-size-complex="15pt" style:font-weight-complex="normal"/>
    </style:style>
    <style:style style:name="T33" style:family="text">
      <style:text-properties style:font-name="Serif" fo:font-size="15pt" fo:language="el" fo:country="GR" style:text-underline-style="none" fo:font-weight="normal" officeooo:rsid="001423fe" style:font-name-asian="Liberation Serif1" style:font-size-asian="15pt" style:font-weight-asian="normal" style:font-name-complex="Liberation Serif1" style:font-size-complex="15pt" style:font-weight-complex="normal"/>
    </style:style>
    <style:style style:name="T34" style:family="text">
      <style:text-properties style:font-name="Serif" fo:font-size="15pt" fo:language="el" fo:country="GR" style:text-underline-style="none" fo:font-weight="normal" officeooo:rsid="00162372" style:font-name-asian="Liberation Serif1" style:font-size-asian="15pt" style:font-weight-asian="normal" style:font-name-complex="Liberation Serif1" style:font-size-complex="15pt" style:font-weight-complex="normal"/>
    </style:style>
    <style:style style:name="T35" style:family="text">
      <style:text-properties style:font-name="Serif" fo:font-size="15pt" fo:language="el" fo:country="GR" style:text-underline-style="none" fo:font-weight="normal" officeooo:rsid="00172cca" style:font-name-asian="Liberation Serif1" style:font-size-asian="15pt" style:font-weight-asian="normal" style:font-name-complex="Liberation Serif1" style:font-size-complex="15pt" style:font-weight-complex="normal"/>
    </style:style>
    <style:style style:name="T36" style:family="text">
      <style:text-properties style:font-name="Serif" fo:font-size="15pt" fo:language="el" fo:country="GR" style:text-underline-style="none" fo:font-weight="normal" officeooo:rsid="001854f6" style:font-name-asian="Liberation Serif1" style:font-size-asian="15pt" style:font-weight-asian="normal" style:font-name-complex="Liberation Serif1" style:font-size-complex="15pt" style:font-weight-complex="normal"/>
    </style:style>
    <style:style style:name="T37" style:family="text">
      <style:text-properties style:font-name="Serif" fo:font-size="15pt" fo:language="el" fo:country="GR" style:text-underline-style="none" fo:font-weight="normal" officeooo:rsid="00188ed8" style:font-name-asian="Liberation Serif1" style:font-size-asian="15pt" style:font-weight-asian="normal" style:font-name-complex="Liberation Serif1" style:font-size-complex="15pt" style:font-weight-complex="normal"/>
    </style:style>
    <style:style style:name="T38" style:family="text">
      <style:text-properties style:font-name="Serif" fo:font-size="15pt" fo:language="el" fo:country="GR" style:text-underline-style="none" fo:font-weight="normal" officeooo:rsid="0018ce0b" style:font-name-asian="Liberation Serif1" style:font-size-asian="15pt" style:font-weight-asian="normal" style:font-name-complex="Liberation Serif1" style:font-size-complex="15pt" style:font-weight-complex="normal"/>
    </style:style>
    <style:style style:name="T39" style:family="text">
      <style:text-properties style:font-name="Serif" fo:font-size="15pt" fo:language="el" fo:country="GR" style:text-underline-style="none" fo:font-weight="normal" officeooo:rsid="0019dad1" style:font-name-asian="Liberation Serif1" style:font-size-asian="15pt" style:font-weight-asian="normal" style:font-name-complex="Liberation Serif1" style:font-size-complex="15pt" style:font-weight-complex="normal"/>
    </style:style>
    <style:style style:name="T40" style:family="text">
      <style:text-properties style:font-name="Serif" fo:font-size="15pt" fo:language="el" fo:country="GR" style:text-underline-style="none" fo:font-weight="normal" officeooo:rsid="001b1594" style:font-name-asian="Liberation Serif1" style:font-size-asian="15pt" style:font-weight-asian="normal" style:font-name-complex="Liberation Serif1" style:font-size-complex="15pt" style:font-weight-complex="normal"/>
    </style:style>
    <style:style style:name="T41" style:family="text">
      <style:text-properties style:font-name="Serif" fo:font-size="15pt" fo:language="el" fo:country="GR" style:text-underline-style="none" fo:font-weight="normal" officeooo:rsid="001c0d1a" style:font-name-asian="Liberation Serif1" style:font-size-asian="15pt" style:font-weight-asian="normal" style:font-name-complex="Liberation Serif1" style:font-size-complex="15pt" style:font-weight-complex="normal"/>
    </style:style>
    <style:style style:name="T42" style:family="text">
      <style:text-properties style:font-name="Serif" fo:font-size="15pt" fo:language="el" fo:country="GR" style:text-underline-style="none" fo:font-weight="bold" officeooo:rsid="00116690" style:font-name-asian="Liberation Serif1" style:font-size-asian="15pt" style:font-weight-asian="bold" style:font-name-complex="Liberation Serif1" style:font-size-complex="15pt" style:font-weight-complex="bold"/>
    </style:style>
    <style:style style:name="T43" style:family="text">
      <style:text-properties style:font-name="Serif" fo:font-size="15pt" fo:language="el" fo:country="GR" style:text-underline-style="none" fo:font-weight="bold" officeooo:rsid="000fd23d" style:font-name-asian="Liberation Serif1" style:font-size-asian="15pt" style:font-weight-asian="bold" style:font-name-complex="Liberation Serif1" style:font-size-complex="15pt" style:font-weight-complex="bold"/>
    </style:style>
    <style:style style:name="T44" style:family="text">
      <style:text-properties style:font-name="Serif" fo:font-size="15pt" fo:language="el" fo:country="GR" style:text-underline-style="none" fo:font-weight="bold" officeooo:rsid="0012966d" style:font-name-asian="Liberation Serif1" style:font-size-asian="15pt" style:font-weight-asian="bold" style:font-name-complex="Liberation Serif1" style:font-size-complex="15pt" style:font-weight-complex="bold"/>
    </style:style>
    <style:style style:name="T45" style:family="text">
      <style:text-properties style:font-name="Serif" fo:font-size="15pt" fo:language="el" fo:country="GR" style:text-underline-style="none" fo:font-weight="bold" officeooo:rsid="00160b09" style:font-name-asian="Liberation Serif1" style:font-size-asian="15pt" style:font-weight-asian="bold" style:font-name-complex="Liberation Serif1" style:font-size-complex="15pt" style:font-weight-complex="bold"/>
    </style:style>
    <style:style style:name="T46" style:family="text">
      <style:text-properties style:font-name="Serif" fo:font-size="15pt" fo:language="el" fo:country="GR" style:text-underline-style="solid" style:text-underline-width="auto" style:text-underline-color="font-color" fo:font-weight="normal" officeooo:rsid="00116690" style:font-name-asian="Liberation Serif1" style:font-size-asian="15pt" style:font-weight-asian="normal" style:font-name-complex="Liberation Serif1" style:font-size-complex="15pt" style:font-weight-complex="normal"/>
    </style:style>
    <style:style style:name="T47" style:family="text">
      <style:text-properties style:font-name="Serif" fo:font-size="15pt" fo:language="el" fo:country="GR" style:text-underline-style="solid" style:text-underline-width="auto" style:text-underline-color="font-color" fo:font-weight="bold" officeooo:rsid="00116690" style:font-name-asian="Liberation Serif1" style:font-size-asian="15pt" style:font-weight-asian="bold" style:font-name-complex="Liberation Serif1" style:font-size-complex="15pt" style:font-weight-complex="bold"/>
    </style:style>
    <style:style style:name="T48" style:family="text">
      <style:text-properties style:font-name="Serif" fo:font-size="15pt" fo:language="el" fo:country="GR" style:text-underline-style="solid" style:text-underline-width="auto" style:text-underline-color="font-color" fo:font-weight="bold" officeooo:rsid="0011f619" style:font-name-asian="Liberation Serif1" style:font-size-asian="15pt" style:font-weight-asian="bold" style:font-name-complex="Liberation Serif1" style:font-size-complex="15pt" style:font-weight-complex="bold"/>
    </style:style>
    <style:style style:name="T49" style:family="text">
      <style:text-properties style:font-name="Serif" fo:font-size="15pt" fo:language="el" fo:country="GR" style:text-underline-style="solid" style:text-underline-width="auto" style:text-underline-color="font-color" fo:font-weight="bold" officeooo:rsid="00160b09" style:font-name-asian="Liberation Serif1" style:font-size-asian="15pt" style:font-weight-asian="bold" style:font-name-complex="Liberation Serif1" style:font-size-complex="15pt" style:font-weight-complex="bold"/>
    </style:style>
    <style:style style:name="T50" style:family="text">
      <style:text-properties officeooo:rsid="001b1594"/>
    </style:style>
    <style:style style:name="T51" style:family="text">
      <style:text-properties officeooo:rsid="001c0d1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Τεχνητή Νοημοσύνη</text:p>
      <text:p text:style-name="P14"/>
      <text:p text:style-name="P17">2η γραπτή σειρά ασκήσεων</text:p>
      <text:p text:style-name="P18"/>
      <text:p text:style-name="P18">Καλογερόπουλος Ιωάννης</text:p>
      <text:p text:style-name="P18">Α.Μ.: 03116117</text:p>
      <text:p text:style-name="P18"/>
      <text:p text:style-name="P15">Άσκηση 1</text:p>
      <text:p text:style-name="P15"><text:span text:style-name="T8"/></text:p>
      <text:p text:style-name="P16"><text:span text:style-name="T8">1.</text:span></text:p>
      <text:p text:style-name="P15"><text:span text:style-name="T8"><draw:frame draw:style-name="fr1" draw:name="Object1" text:anchor-type="as-char" svg:y="-0.1898in" svg:width="2.0929in" svg:height="0.249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5"><text:span text:style-name="T8"/></text:p>
      <text:p text:style-name="P15"><text:span text:style-name="T8"><draw:frame draw:style-name="fr1" draw:name="Object2" text:anchor-type="as-char" svg:y="-0.1898in" svg:width="2.6547in" svg:height="0.249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5"><text:span text:style-name="T8"/></text:p>
      <text:p text:style-name="P15"><text:span text:style-name="T8"><draw:frame draw:style-name="fr1" draw:name="Object3" text:anchor-type="as-char" svg:y="-0.1898in" svg:width="2.7575in" svg:height="0.249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5"><text:span text:style-name="T8"/></text:p>
      <text:p text:style-name="P15"><text:span text:style-name="T8"><draw:frame draw:style-name="fr1" draw:name="Object4" text:anchor-type="as-char" svg:y="-0.1898in" svg:width="2.861in" svg:height="0.249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5"><text:span text:style-name="T8"/></text:p>
      <text:p text:style-name="P15"><text:span text:style-name="T8"><draw:frame draw:style-name="fr1" draw:name="Object5" text:anchor-type="as-char" svg:y="-0.1898in" svg:width="2.3008in" svg:height="0.249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5"><text:span text:style-name="T8"/></text:p>
      <text:p text:style-name="P15"><text:span text:style-name="T8"><draw:frame draw:style-name="fr1" draw:name="Object6" text:anchor-type="as-char" svg:y="-0.1898in" svg:width="2.8665in" svg:height="0.249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5"><text:span text:style-name="T8"/></text:p>
      <text:p text:style-name="P15"><text:span text:style-name="T8"><draw:frame draw:style-name="fr1" draw:name="Object7" text:anchor-type="as-char" svg:y="-0.1898in" svg:width="3.4508in" svg:height="0.249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5"><text:span text:style-name="T8"/></text:p>
      <text:p text:style-name="P15"><text:span text:style-name="T8"><draw:frame draw:style-name="fr1" draw:name="Object8" text:anchor-type="as-char" svg:y="-0.1898in" svg:width="3.0181in" svg:height="0.249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5"><text:span text:style-name="T8"/></text:p>
      <text:p text:style-name="P15"><text:span text:style-name="T8"><draw:frame draw:style-name="fr1" draw:name="Object9" text:anchor-type="as-char" svg:y="-0.1854in" svg:width="2.5366in" svg:height="0.236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5"><text:span text:style-name="T8"/></text:p>
      <text:p text:style-name="P16"><text:span text:style-name="T8">Επομένως, η κανονική συζευκτική μορφή της αρχικής πρότασης είναι:</text:span></text:p>
      <text:p text:style-name="P19"><text:span text:style-name="T2">{</text:span><text:span text:style-name="T3">[</text:span><text:span text:style-name="T7">¬</text:span><text:span text:style-name="T3">p, ¬q, r], [¬p, ¬q, ¬s, t]}</text:span><text:span text:style-name="T5">.</text:span></text:p>
      <text:p text:style-name="P20"><text:span text:style-name="T5"/></text:p>
      <text:p text:style-name="P21"><text:span text:style-name="T4">2.</text:span></text:p>
      <text:p text:style-name="P21"><text:span text:style-name="T5"/></text:p>
      <text:p text:style-name="P21"><text:span text:style-name="T5"/></text:p>
      <text:p text:style-name="P22"><text:span text:style-name="T1">Άσκηση 2</text:span></text:p>
      <text:p text:style-name="P22"><text:span text:style-name="T4"/></text:p>
      <text:p text:style-name="P22"><text:span text:style-name="T4">1. ∀x.R(x,x) (Ανακλαστική)</text:span></text:p>
      <text:p text:style-name="P22"><text:span text:style-name="T4">2. ∀x.∀y.(R(x,y)⇒R(y,x)) (Συμμετρική)</text:span></text:p>
      <text:p text:style-name="P22"><text:span text:style-name="T4">3. ∀x.∀y.∀z.(R(x,y)∧R(y,z)⇒R(x,z)) (Μεταβατική)</text:span></text:p>
      <text:p text:style-name="P22"><text:span text:style-name="T4"/></text:p>
      <text:p text:style-name="P22"><text:soft-page-break/><text:span text:style-name="T4"/></text:p>
      <text:list xml:id="list2246301030" text:style-name="L1">
        <text:list-item>
          <text:p text:style-name="P23"><text:span text:style-name="T4">Μοντέλο που ικανοποιεί τις </text:span><text:span text:style-name="T6">1 και 2 αλλά όχι την 3</text:span><text:span text:style-name="T4">:</text:span></text:p>
          <text:p text:style-name="P24"><text:span text:style-name="T23"><text:line-break/>Θεωρούμε ότι x,y,z</text:span><text:span text:style-name="T9">ε</text:span><text:span text:style-name="T23"> </text:span><text:span text:style-name="T4">ℝ</text:span><text:span text:style-name="T23"> και R(x, y) ισχύει αν </text:span><text:span text:style-name="T26">|x – y| </text:span><text:span text:style-name="T27">≤ 1</text:span><text:span text:style-name="T24">.</text:span><text:span text:style-name="T27"><text:line-break/></text:span><text:span text:style-name="T24">Η </text:span><text:span text:style-name="T27">ανακλαστική </text:span><text:span text:style-name="T24">ιδιότητα είναι προφανής, αφού<text:line-break/>|x – x| = 0 </text:span><text:span text:style-name="T27">≤ </text:span><text:span text:style-name="T24">1, </text:span><text:span text:style-name="T25">για κάθε x</text:span><text:span text:style-name="T24">.<text:line-break/></text:span><text:span text:style-name="T25">Η</text:span><text:span text:style-name="T24"> </text:span><text:span text:style-name="T27">συμμετρική</text:span><text:span text:style-name="T24"> ιδιότητα ισχύει και αυτή λόγω του “απόλυτου”, αφού |x – y| = |y – x|, άρα αν R(x, y) τότε θα ισχύει και R(y, x), </text:span><text:span text:style-name="T25">για κάθε x, y</text:span><text:span text:style-name="T24">.<text:line-break/></text:span><text:span text:style-name="T25">Η </text:span><text:span text:style-name="T28">μεταβατική </text:span><text:span text:style-name="T25">ιδιότητα δεν ισχύει, ενώ ένα αντιπαράδειγμα είναι το παρακάτω:<text:line-break/>|6 – 5| = 1, |7 - 6| = 1, αλλά |7 – 5| = 2, δηλαδή, ενώ ισχύει R(5, 6) </text:span><text:span text:style-name="T11">∧</text:span><text:span text:style-name="T25"> R(6, 7), δεν ισχύει R(5, 7).<text:line-break/><text:line-break/></text:span></text:p>
        </text:list-item>
        <text:list-item>
          <text:p text:style-name="P5"><text:span text:style-name="T30">Μοντέλο που ικανοποιεί τις </text:span><text:span text:style-name="T46">1 και 3 αλλά όχι τη 2</text:span><text:span text:style-name="T30">:<text:line-break/></text:span><text:span text:style-name="T31"><text:line-break/>Θεωρούμε ότι x,y,z</text:span><text:span text:style-name="T20">ε</text:span><text:span text:style-name="T31"> ℝ και R(x, y) ισχύει αν </text:span><text:span text:style-name="T42">x </text:span><text:span text:style-name="T22">≤</text:span><text:span text:style-name="T42"> y</text:span><text:span text:style-name="T30">.<text:line-break/></text:span><text:span text:style-name="T31">Η </text:span><text:span text:style-name="T43">ανακλαστική </text:span><text:span text:style-name="T31">ιδιότητα είναι προφανής, αφού<text:line-break/>x </text:span><text:span text:style-name="T21">≤</text:span><text:span text:style-name="T30"> x</text:span><text:span text:style-name="T31">, </text:span><text:span text:style-name="T30">για κάθε x</text:span><text:span text:style-name="T31">.<text:line-break/></text:span><text:span text:style-name="T30">Η</text:span><text:span text:style-name="T31"> </text:span><text:span text:style-name="T43">συμμετρική</text:span><text:span text:style-name="T31"> ιδιότητα </text:span><text:span text:style-name="T30">δεν </text:span><text:span text:style-name="T31">ισχύει, </text:span><text:span text:style-name="T30">με αντιπαράδειγμα:<text:line-break/>5</text:span><text:span text:style-name="T21">≤</text:span><text:span text:style-name="T30">6 αλλά όχι 5</text:span><text:span text:style-name="T21">≤</text:span><text:span text:style-name="T30">6, δηλαδή ισχύει R(5,6) αλλά όχι R(6,5).</text:span><text:span text:style-name="T31"><text:line-break/></text:span><text:span text:style-name="T30">Η </text:span><text:span text:style-name="T42">μεταβατική </text:span><text:span text:style-name="T30">ιδιότητα ισχύει, αφού για κάθε x,y,z</text:span><text:span text:style-name="T20">ε</text:span><text:span text:style-name="T31"> ℝ</text:span><text:span text:style-name="T30"> αν x</text:span><text:span text:style-name="T21">≤</text:span><text:span text:style-name="T30">y και y</text:span><text:span text:style-name="T21">≤</text:span><text:span text:style-name="T30">z, τότε προφανώς x</text:span><text:span text:style-name="T21">≤</text:span><text:span text:style-name="T30">z. Άρα:<text:line-break/>R(x, y) </text:span><text:span text:style-name="T11">∧</text:span><text:span text:style-name="T30"> R(y, z) </text:span><text:span text:style-name="T31">⇒ </text:span><text:span text:style-name="T30">R(x,z).<text:line-break/><text:line-break/></text:span></text:p>
        </text:list-item>
        <text:list-item>
          <text:p text:style-name="P6"><text:span text:style-name="T30">Μοντέλο που ικανοποιεί τις 2 και 3 αλλά όχι την 1 </text:span><text:span text:style-name="T42">δεν</text:span><text:span text:style-name="T30"> υπάρχει, </text:span><text:span text:style-name="T46">αφού η ανακλαστική ιδιότητα είναι λογική συνέπεια των 2 και 3</text:span><text:span text:style-name="T30">.</text:span></text:p>
        </text:list-item>
      </text:list>
      <text:p text:style-name="P7"><text:span text:style-name="T30"/></text:p>
      <text:p text:style-name="P7"><text:span text:style-name="T30"/></text:p>
      <text:p text:style-name="P7"><text:span text:style-name="T47">Ά</text:span><text:span text:style-name="T48">σκηση 3</text:span></text:p>
      <text:p text:style-name="P7"><text:span text:style-name="T31"/></text:p>
      <text:p text:style-name="P8"><text:span text:style-name="T32"/></text:p>
      <text:p text:style-name="P8"><text:span text:style-name="T32">Μετατρέποντας τις προτάσεις σε CNF, έχουμε αντίστοιχα:</text:span></text:p>
      <text:p text:style-name="P8"><text:span text:style-name="T32"/></text:p>
      <text:p text:style-name="P9"><text:span text:style-name="T32">1. ¬R(x, x) </text:span><text:span text:style-name="T12">∨</text:span><text:span text:style-name="T33"> R(x, y)</text:span></text:p>
      <text:p text:style-name="P9"><text:span text:style-name="T33">2. ¬R(x, y) </text:span><text:span text:style-name="T12">∨</text:span><text:span text:style-name="T33"> R(y, x)</text:span></text:p>
      <text:p text:style-name="P9"><text:span text:style-name="T33">3.¬R(f(x), x)</text:span></text:p>
      <text:p text:style-name="P10"><text:soft-page-break/><text:span text:style-name="T33">4. ¬R(x, x)</text:span></text:p>
      <text:p text:style-name="P10"><text:span text:style-name="T33"/></text:p>
      <text:p text:style-name="P10"><text:span text:style-name="T44">(1), (2), (3) |= (4)</text:span></text:p>
      <text:p text:style-name="P10"><text:span text:style-name="T32"/></text:p>
      <text:p text:style-name="P25"><text:span text:style-name="T29">Για να αποδείξουμε το ζητούμενο αποδεικνύουμε ότι το <text:line-break/>(1),(2),(3)</text:span><text:span text:style-name="T10">∧</text:span><text:span text:style-name="T33">¬</text:span><text:span text:style-name="T29">(4) δεν είναι ικανοποιήσιμο. Έτσι, αρχικά, προσθέτουμε στις 1, 2, 3 την </text:span><text:span text:style-name="T33">¬</text:span><text:span text:style-name="T29">4, συμβ. 4’.</text:span></text:p>
      <text:p text:style-name="P25"><text:span text:style-name="T29">Ως αναλυθέν των 1 και 4’ προκύπτει:</text:span></text:p>
      <text:p text:style-name="P25"><text:span text:style-name="T29">R(x, y), ως αναλυθέν αυτού με την 2 το R(y, x) και τέλος ως αναλυθέν της τελευταίας με την 3 (θέτοντας f(x) = y) το κενό.</text:span></text:p>
      <text:p text:style-name="P25"><text:span text:style-name="T29">Άρα, καταλήγουμε στο ζητούμενο.</text:span></text:p>
      <text:p text:style-name="P25"><text:span text:style-name="T29"/></text:p>
      <text:p text:style-name="P26"><text:span text:style-name="T44">(1), (</text:span><text:span text:style-name="T45">3</text:span><text:span text:style-name="T44">), (</text:span><text:span text:style-name="T45">4</text:span><text:span text:style-name="T44">) |= (</text:span><text:span text:style-name="T45">2</text:span><text:span text:style-name="T44">)</text:span></text:p>
      <text:p text:style-name="P26"><text:span text:style-name="T32"/></text:p>
      <text:p text:style-name="P27"><text:span text:style-name="T29">Ακολουθώντας την ίδια διαδικασία προσθέτουμε στις 1,3,4 την </text:span><text:span text:style-name="T33">¬</text:span><text:span text:style-name="T29">2, συμβ. 2’.</text:span></text:p>
      <text:p text:style-name="P27"><text:span text:style-name="T29"/></text:p>
      <text:p text:style-name="P27"><text:span text:style-name="T29">ΔΕΝ ΙΣΧΥΕΙ.</text:span></text:p>
      <text:p text:style-name="P27"><text:span text:style-name="T29"/></text:p>
      <text:p text:style-name="P27"><text:span text:style-name="T29"/></text:p>
      <text:p text:style-name="P11"><text:span text:style-name="T49">Άσκηση 4</text:span></text:p>
      <text:p text:style-name="P11"><text:span text:style-name="T31"/></text:p>
      <text:list xml:id="list2914601709" text:style-name="L2">
        <text:list-item>
          <text:p text:style-name="P12"><text:span text:style-name="T31">Όλ</text:span><text:span text:style-name="T34">ες</text:span><text:span text:style-name="T31"> οι χώρες ανήκουν σε κάποια ήπειρο.<text:line-break/><text:line-break/></text:span><text:span text:style-name="T13">∀</text:span><text:span text:style-name="T34">x (Χώρα(x) </text:span><text:span text:style-name="T31">⇒ </text:span><text:span text:style-name="T14">∃</text:span><text:span text:style-name="T34">y </text:span><text:span text:style-name="T35">(</text:span><text:span text:style-name="T34">Ήπειρος(y) </text:span><text:span text:style-name="T35">^ ΑνήκειΣε(x, y</text:span><text:span text:style-name="T34">)</text:span><text:span text:style-name="T35">)</text:span><text:span text:style-name="T34"><text:line-break/></text:span></text:p>
        </text:list-item>
        <text:list-item>
          <text:p text:style-name="P1"><text:span text:style-name="T34">Μερικές χώρες έχουν πληθυσμό πάνω από 300 εκατομμύρια.<text:line-break/><text:line-break/></text:span><text:span text:style-name="T14">∃</text:span><text:span text:style-name="T34">x (Χώρα(x) </text:span><text:span text:style-name="T14">∧</text:span><text:span text:style-name="T34"> ΜεγαλύτεροςΑπό(πληθυσμός(x), 300000000))<text:line-break/><text:line-break/></text:span></text:p>
        </text:list-item>
        <text:list-item>
          <text:p text:style-name="P2"><text:span text:style-name="T34">Δεν υπάρχουν χώρες που να ανήκουν σε τρεις ηπείρους.<text:line-break/><text:line-break/></text:span><text:span text:style-name="T33">¬</text:span><text:span text:style-name="T35">(</text:span><text:span text:style-name="T15">∃</text:span><text:span text:style-name="T35">x</text:span><text:span text:style-name="T15">∃y∃z∃w(Χώρα(x) ∧ Ήπειρος(y) ∧ Ήπειρος(z) ∧ Ήπειρος(w) ∧ </text:span><text:span text:style-name="T35">ΑνήκειΣε(x, y</text:span><text:span text:style-name="T34">) </text:span><text:span text:style-name="T15">∧</text:span><text:span text:style-name="T35"> </text:span><text:span text:style-name="T34">ΑνήκειΣε(x, </text:span><text:span text:style-name="T36">z</text:span><text:span text:style-name="T34">) </text:span><text:span text:style-name="T15">∧</text:span><text:span text:style-name="T34"> ΑνήκειΣε(x, </text:span><text:span text:style-name="T36">w</text:span><text:span text:style-name="T34">) </text:span><text:span text:style-name="T16">∧</text:span><text:span text:style-name="T37"> y!=z </text:span><text:span text:style-name="T16">∧ </text:span><text:span text:style-name="T37">y!= w </text:span><text:span text:style-name="T16">∧</text:span><text:span text:style-name="T37"> z != w</text:span><text:span text:style-name="T35">)<text:line-break/><text:line-break/></text:span></text:p>
        </text:list-item>
        <text:list-item>
          <text:p text:style-name="P3"><text:soft-page-break/><text:span text:style-name="T35">Κάποια χώρα της Αμερικής είναι πολυπληθέστερη από όλες τις χώρες της Ευρώπης.<text:line-break/><text:line-break/></text:span><text:span text:style-name="T17">∃</text:span><text:span text:style-name="T38">x(Χώρα(x) </text:span><text:span text:style-name="T17">∧</text:span><text:span text:style-name="T38"> ΑνήκειΣε(x, Αμερική) </text:span><text:span text:style-name="T17">∧</text:span><text:span text:style-name="T38"> <text:line-break/></text:span><text:span text:style-name="T17">∀</text:span><text:span text:style-name="T38">y(Χώρα(y) </text:span><text:span text:style-name="T17">∧</text:span><text:span text:style-name="T38"> ΑνήκειΣε(y, Ευρώπη) </text:span><text:span text:style-name="T31">⇒ <text:line-break/></text:span><text:span text:style-name="T38">ΜεγαλύτεροΑπό(πληθυσμός(x), πληθυσμός(y))</text:span><text:span text:style-name="T39">)<text:line-break/><text:line-break/></text:span></text:p>
        </text:list-item>
        <text:list-item>
          <text:p text:style-name="P4"><text:span text:style-name="T39">Υπάρχουν τουλάχιστον δύο χώρες με πληθυσμό πάνω από 300 εκατομμύρια.<text:line-break/><text:line-break/></text:span><text:span text:style-name="T18">∃</text:span><text:span text:style-name="T40">x</text:span><text:span text:style-name="T18">∃</text:span><text:span text:style-name="T40">y(x </text:span><text:span text:style-name="T18">≠</text:span><text:span text:style-name="T40"> y </text:span><text:span text:style-name="T18">∧</text:span><text:span text:style-name="T40"> Χώρα(x) </text:span><text:span text:style-name="T18">∧</text:span><text:span text:style-name="T40"> Χώρα(y) </text:span><text:span text:style-name="T18">∧<text:line-break/></text:span><text:span text:style-name="T40"> ΜεγαλύτεροΑπό(πληθυσμός(x), 300000000)</text:span><text:span text:style-name="T18">∧<text:line-break/></text:span><text:span text:style-name="T40"> ΜεγαλύτεροΑπό(πληθυσμός(y), 300000000))<text:line-break/><text:line-break/></text:span></text:p>
        </text:list-item>
        <text:list-item>
          <text:p text:style-name="P13"><text:span text:style-name="T40">Η Κίνα και η Ινδία είναι οι δύο πολυπληθέστερες χώρες<text:line-break/><text:line-break/></text:span><text:span text:style-name="T18">∃</text:span><text:span text:style-name="T40">x</text:span><text:span text:style-name="T18">∃</text:span><text:span text:style-name="T40">y (x = Κίνα </text:span><text:span text:style-name="T18">∧</text:span><text:span text:style-name="T40"> y = Ινδία </text:span><text:span text:style-name="T18">∧</text:span><text:span text:style-name="T40"><text:line-break/></text:span><text:span text:style-name="T18">∀</text:span><text:span text:style-name="T40">z(ΜεγαλύτεροΑπό(πληθυσμός(z), πληθυσμός(</text:span><text:span text:style-name="T41">x</text:span><text:span text:style-name="T40">) </text:span><text:span text:style-name="T19">∨</text:span><text:span text:style-name="T41"><text:line-break/> <text:s text:c="4"/></text:span><text:span text:style-name="T40">ΜεγαλύτεροΑπό(πληθυσμός(z), πληθυσμός(</text:span><text:span text:style-name="T41">y</text:span><text:span text:style-name="T40">))</text:span><text:span text:style-name="T31">⇒<text:line-break/></text:span><text:span text:style-name="T41">(z = x</text:span><text:span text:style-name="T19">∨</text:span><text:span text:style-name="T41"> z = y))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enQuanYi Zen Hei Sharp" svg:font-family="'WenQuanYi Zen Hei Sharp'"/>
    <style:font-face style:name="serif" svg:font-family="serif"/>
    <style:font-face style:name="Liberation Serif1" svg:font-family="'Liberation Serif'" style:font-family-generic="roman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6T16:50:48.385371910</meta:creation-date>
    <dc:date>2020-01-06T21:28:01.796173551</dc:date>
    <meta:editing-duration>PT44M12S</meta:editing-duration>
    <meta:editing-cycles>11</meta:editing-cycles>
    <meta:generator>LibreOffice/6.3.3.2$Linux_X86_64 LibreOffice_project/30$Build-2</meta:generator>
    <meta:document-statistic meta:table-count="0" meta:image-count="0" meta:object-count="9" meta:page-count="4" meta:paragraph-count="47" meta:word-count="505" meta:character-count="2899" meta:non-whitespace-character-count="2405"/>
  </office:meta>
</office:document-meta>
</file>

<file path=Object 1/content.xml><?xml version="1.0" encoding="utf-8"?>
<math xmlns="http://www.w3.org/1998/Math/MathML" display="block">
  <semantics>
    <mrow>
      <mi>p</mi>
      <mo stretchy="false">⇒</mo>
      <mrow>
        <mo fence="true" stretchy="false">(</mo>
        <mrow>
          <mrow>
            <mo stretchy="false">¬</mo>
            <mrow>
              <mo fence="true" stretchy="false">(</mo>
              <mrow>
                <mrow>
                  <mi>q</mi>
                  <mo stretchy="false">⇒</mo>
                  <mrow>
                    <mo fence="true" stretchy="false">(</mo>
                    <mrow>
                      <mrow>
                        <mi>r</mi>
                        <mo stretchy="false">∧</mo>
                        <mrow>
                          <mo fence="true" stretchy="false">(</mo>
                          <mrow>
                            <mrow>
                              <mi>s</mi>
                              <mo stretchy="false">⇒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p drarrow ( neg ( q drarrow (r  and (s drarrow  t)) ))
</annotation>
  </semantics>
</math>
</file>

<file path=Object 2/content.xml><?xml version="1.0" encoding="utf-8"?>
<math xmlns="http://www.w3.org/1998/Math/MathML" display="block">
  <semantics>
    <mrow>
      <mo stretchy="false">→</mo>
      <mrow>
        <mrow>
          <mo stretchy="false">¬</mo>
          <mi>p</mi>
        </mrow>
        <mo stretchy="false">∨</mo>
        <mrow>
          <mo fence="true" stretchy="false">(</mo>
          <mrow>
            <mrow>
              <mo stretchy="false">¬</mo>
              <mrow>
                <mo fence="true" stretchy="false">(</mo>
                <mrow>
                  <mrow>
                    <mo stretchy="false">¬</mo>
                    <mrow>
                      <mo fence="true" stretchy="false">(</mo>
                      <mrow>
                        <mrow>
                          <mi>q</mi>
                          <mo stretchy="false">⇒</mo>
                          <mrow>
                            <mo fence="true" stretchy="false">(</mo>
                            <mrow>
                              <mrow>
                                <mi>r</mi>
                                <mo stretchy="false">∧</mo>
                                <mrow>
                                  <mo fence="true" stretchy="false">(</mo>
                                  <mrow>
                                    <mrow>
                                      <mi>s</mi>
                                      <mo stretchy="false">⇒</mo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neg p or (neg( neg ( q drarrow (r  and (s drarrow  t)))))
</annotation>
  </semantics>
</math>
</file>

<file path=Object 3/content.xml><?xml version="1.0" encoding="utf-8"?>
<math xmlns="http://www.w3.org/1998/Math/MathML" display="block">
  <semantics>
    <mrow>
      <mo stretchy="false">→</mo>
      <mrow>
        <mrow>
          <mo stretchy="false">¬</mo>
          <mi>p</mi>
        </mrow>
        <mo stretchy="false">∨</mo>
        <mrow>
          <mo fence="true" stretchy="false">(</mo>
          <mrow>
            <mrow>
              <mo stretchy="false">¬</mo>
              <mrow>
                <mo fence="true" stretchy="false">(</mo>
                <mrow>
                  <mrow>
                    <mo stretchy="false">¬</mo>
                    <mrow>
                      <mo fence="true" stretchy="false">(</mo>
                      <mrow>
                        <mrow>
                          <mrow>
                            <mo stretchy="false">¬</mo>
                            <mi>q</mi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i>r</mi>
                                <mo stretchy="false">∧</mo>
                                <mrow>
                                  <mo fence="true" stretchy="false">(</mo>
                                  <mrow>
                                    <mrow>
                                      <mi>s</mi>
                                      <mo stretchy="false">⇒</mo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neg p or (neg( neg ( neg q or (r  and (s drarrow  t)))))
</annotation>
  </semantics>
</math>
</file>

<file path=Object 4/content.xml><?xml version="1.0" encoding="utf-8"?>
<math xmlns="http://www.w3.org/1998/Math/MathML" display="block">
  <semantics>
    <mrow>
      <mo stretchy="false">→</mo>
      <mrow>
        <mrow>
          <mo stretchy="false">¬</mo>
          <mi>p</mi>
        </mrow>
        <mo stretchy="false">∨</mo>
        <mrow>
          <mo fence="true" stretchy="false">(</mo>
          <mrow>
            <mrow>
              <mo stretchy="false">¬</mo>
              <mrow>
                <mo fence="true" stretchy="false">(</mo>
                <mrow>
                  <mrow>
                    <mo stretchy="false">¬</mo>
                    <mrow>
                      <mo fence="true" stretchy="false">(</mo>
                      <mrow>
                        <mrow>
                          <mrow>
                            <mo stretchy="false">¬</mo>
                            <mi>q</mi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i>r</mi>
                                <mo stretchy="false">∧</mo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 stretchy="false">¬</mo>
                                        <mi>s</mi>
                                      </mrow>
                                      <mo stretchy="false">∨</mo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neg p or (neg( neg ( neg q or (r  and (neg s or t)))))
</annotation>
  </semantics>
</math>
</file>

<file path=Object 5/content.xml><?xml version="1.0" encoding="utf-8"?>
<math xmlns="http://www.w3.org/1998/Math/MathML" display="block">
  <semantics>
    <mrow>
      <mo stretchy="false">→</mo>
      <mrow>
        <mrow>
          <mo stretchy="false">¬</mo>
          <mi>p</mi>
        </mrow>
        <mo stretchy="false">∨</mo>
        <mrow>
          <mo fence="true" stretchy="false">(</mo>
          <mrow>
            <mrow>
              <mrow>
                <mo stretchy="false">¬</mo>
                <mi>q</mi>
              </mrow>
              <mo stretchy="false">∨</mo>
              <mrow>
                <mo fence="true" stretchy="false">(</mo>
                <mrow>
                  <mrow>
                    <mi>r</mi>
                    <mo stretchy="false">∧</mo>
                    <mrow>
                      <mo fence="true" stretchy="false">(</mo>
                      <mrow>
                        <mrow>
                          <mrow>
                            <mo stretchy="false">¬</mo>
                            <mi>s</mi>
                          </mrow>
                          <mo stretchy="false">∨</mo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neg p or ( neg q or (r  and (neg s or t)))
</annotation>
  </semantics>
</math>
</file>

<file path=Object 6/content.xml><?xml version="1.0" encoding="utf-8"?>
<math xmlns="http://www.w3.org/1998/Math/MathML" display="block">
  <semantics>
    <mrow>
      <mo stretchy="false">→</mo>
      <mrow>
        <mrow>
          <mo stretchy="false">¬</mo>
          <mi>p</mi>
        </mrow>
        <mo stretchy="false">∨</mo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r</mi>
                  </mrow>
                </mrow>
                <mo fence="true" stretchy="false">)</mo>
              </mrow>
              <mo stretchy="false">∧</mo>
              <mrow>
                <mo fence="true"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¬</mo>
                            <mi>s</mi>
                          </mrow>
                          <mo stretchy="false">∨</mo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neg p or (( neg q or r)  and (neg q or (neg s or t)))
</annotation>
  </semantics>
</math>
</file>

<file path=Object 7/content.xml><?xml version="1.0" encoding="utf-8"?>
<math xmlns="http://www.w3.org/1998/Math/MathML" display="block">
  <semantics>
    <mrow>
      <mo stretchy="false">→</mo>
      <mrow>
        <mrow>
          <mo fence="true" stretchy="false">(</mo>
          <mrow>
            <mrow>
              <mrow>
                <mo stretchy="false">¬</mo>
                <mi>p</mi>
              </mrow>
              <mo stretchy="false">∨</mo>
              <mrow>
                <mo fence="true"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r</mi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row>
          <mo fence="true" stretchy="false">(</mo>
          <mrow>
            <mrow>
              <mrow>
                <mo stretchy="false">¬</mo>
                <mi>p</mi>
              </mrow>
              <mo stretchy="false">∨</mo>
              <mrow>
                <mo fence="true"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¬</mo>
                            <mi>s</mi>
                          </mrow>
                          <mo stretchy="false">∨</mo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 toward (neg p or ( neg q or r))  and (neg p or (neg q or (neg s or t)))
</annotation>
  </semantics>
</math>
</file>

<file path=Object 8/content.xml><?xml version="1.0" encoding="utf-8"?>
<math xmlns="http://www.w3.org/1998/Math/MathML" display="block">
  <semantics>
    <mrow>
      <mo stretchy="false">→</mo>
      <mrow>
        <mrow>
          <mo fence="true"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  <mo stretchy="false">∨</mo>
              <mi>r</mi>
            </mrow>
          </mrow>
          <mo fence="true" stretchy="false">)</mo>
        </mrow>
        <mo stretchy="false">∧</mo>
        <mrow>
          <mo fence="true"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  <mo stretchy="false">∨</mo>
              <mrow>
                <mo stretchy="false">¬</mo>
                <mi>s</mi>
              </mrow>
              <mo stretchy="false">∨</mo>
              <mi>t</mi>
            </mrow>
          </mrow>
          <mo fence="true" stretchy="false">)</mo>
        </mrow>
      </mrow>
    </mrow>
    <annotation encoding="StarMath 5.0"> toward (neg p or neg q or r)  and (neg p or neg q or neg s or t)
</annotation>
  </semantics>
</math>
</file>

<file path=Object 9/content.xml><?xml version="1.0" encoding="utf-8"?>
<math xmlns="http://www.w3.org/1998/Math/MathML" display="block">
  <semantics>
    <mrow>
      <mo stretchy="false">→</mo>
      <mrow>
        <mrow>
          <mo fence="true" stretchy="false">[</mo>
          <mrow>
            <mrow>
              <mrow>
                <mo stretchy="false">¬</mo>
                <mi>p</mi>
              </mrow>
              <mi>,</mi>
              <mrow>
                <mo stretchy="false">¬</mo>
                <mi>q</mi>
              </mrow>
              <mi>,</mi>
              <mi>r</mi>
            </mrow>
          </mrow>
          <mo fence="true" stretchy="false">]</mo>
        </mrow>
        <mi>,</mi>
        <mrow>
          <mo fence="true" stretchy="false">[</mo>
          <mrow>
            <mrow>
              <mrow>
                <mo stretchy="false">¬</mo>
                <mi>p</mi>
              </mrow>
              <mi>,</mi>
              <mrow>
                <mo stretchy="false">¬</mo>
                <mi>q</mi>
              </mrow>
              <mi>,</mi>
              <mrow>
                <mo stretchy="false">¬</mo>
                <mi>s</mi>
              </mrow>
              <mi>,</mi>
              <mi>t</mi>
            </mrow>
          </mrow>
          <mo fence="true" stretchy="false">]</mo>
        </mrow>
      </mrow>
    </mrow>
    <annotation encoding="StarMath 5.0"> toward {[neg p , neg q , r]  , [neg p , neg q , neg s , t]}
</annotation>
  </semantics>
</math>
</file>